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erif1" svg:font-family="&quot;Liberation Serif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2EAF1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automatic" fo:background-color="#D2EAF1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D2EAF1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D2EAF1" style:repeat-content="false"/>
      <style:paragraph-properties fo:text-align="center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C0C0C0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0C0C0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wrap-option="wrap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65536" table:style-name="ce2">
            <text:p>65536</text:p>
          </table:table-cell>
          <table:table-cell office:value-type="float" office:value="524288" table:style-name="ce2">
            <text:p>524288</text:p>
          </table:table-cell>
          <table:table-cell office:value-type="string" table:style-name="ce3">
            <text:p>0.001155749</text:p>
          </table:table-cell>
          <table:table-cell office:value-type="string" table:style-name="ce3">
            <text:p>0.001744100</text:p>
          </table:table-cell>
          <table:table-cell office:value-type="string" table:style-name="ce3">
            <text:p>0.001473671</text:p>
          </table:table-cell>
          <table:table-cell table:number-columns-repeated="16379"/>
        </table:table-row>
        <table:table-row table:style-name="ro1">
          <table:table-cell office:value-type="float" office:value="131072" table:style-name="ce4">
            <text:p>131072</text:p>
          </table:table-cell>
          <table:table-cell office:value-type="float" office:value="1048576" table:style-name="ce4">
            <text:p>1048576</text:p>
          </table:table-cell>
          <table:table-cell office:value-type="string" table:style-name="ce5">
            <text:p>0.002406484</text:p>
          </table:table-cell>
          <table:table-cell office:value-type="string" table:style-name="ce5">
            <text:p>0.003709740</text:p>
          </table:table-cell>
          <table:table-cell office:value-type="string" table:style-name="ce5">
            <text:p>0.002956282</text:p>
          </table:table-cell>
          <table:table-cell table:number-columns-repeated="16379"/>
        </table:table-row>
        <table:table-row table:style-name="ro1">
          <table:table-cell office:value-type="float" office:value="262144" table:style-name="ce2">
            <text:p>262144</text:p>
          </table:table-cell>
          <table:table-cell office:value-type="float" office:value="2097152" table:style-name="ce2">
            <text:p>2097152</text:p>
          </table:table-cell>
          <table:table-cell office:value-type="string" table:style-name="ce3">
            <text:p>0.009751091</text:p>
          </table:table-cell>
          <table:table-cell office:value-type="string" table:style-name="ce3">
            <text:p>0.011794954</text:p>
          </table:table-cell>
          <table:table-cell office:value-type="string" table:style-name="ce3">
            <text:p>0.005821488</text:p>
          </table:table-cell>
          <table:table-cell table:number-columns-repeated="16379"/>
        </table:table-row>
        <table:table-row table:style-name="ro1">
          <table:table-cell office:value-type="float" office:value="524288" table:style-name="ce4">
            <text:p>524288</text:p>
          </table:table-cell>
          <table:table-cell office:value-type="float" office:value="4194304" table:style-name="ce4">
            <text:p>4194304</text:p>
          </table:table-cell>
          <table:table-cell table:style-name="ce1"/>
          <table:table-cell office:value-type="string" table:style-name="ce5">
            <text:p>0.015531513</text:p>
          </table:table-cell>
          <table:table-cell office:value-type="string" table:style-name="ce5">
            <text:p>0.041218363</text:p>
          </table:table-cell>
          <table:table-cell table:number-columns-repeated="16379"/>
        </table:table-row>
        <table:table-row table:style-name="ro1">
          <table:table-cell office:value-type="float" office:value="1048576" table:style-name="ce2">
            <text:p>1048576</text:p>
          </table:table-cell>
          <table:table-cell office:value-type="float" office:value="8388608" table:style-name="ce2">
            <text:p>8388608</text:p>
          </table:table-cell>
          <table:table-cell table:style-name="ce1"/>
          <table:table-cell office:value-type="string" table:style-name="ce3">
            <text:p>0.031632379</text:p>
          </table:table-cell>
          <table:table-cell office:value-type="string" table:style-name="ce3">
            <text:p>0.023246563</text:p>
          </table:table-cell>
          <table:table-cell table:number-columns-repeated="16379"/>
        </table:table-row>
        <table:table-row table:style-name="ro1">
          <table:table-cell office:value-type="float" office:value="2097152" table:style-name="ce4">
            <text:p>2097152</text:p>
          </table:table-cell>
          <table:table-cell office:value-type="float" office:value="16777216" table:style-name="ce4">
            <text:p>16777216</text:p>
          </table:table-cell>
          <table:table-cell table:style-name="ce1"/>
          <table:table-cell office:value-type="string" table:style-name="ce5">
            <text:p><text:s text:c="4"/>0.130544048</text:p>
          </table:table-cell>
          <table:table-cell office:value-type="string" table:style-name="ce5">
            <text:p>0.045157744</text:p>
          </table:table-cell>
          <table:table-cell table:number-columns-repeated="16379"/>
        </table:table-row>
        <table:table-row table:style-name="ro1">
          <table:table-cell office:value-type="float" office:value="4194304" table:style-name="ce2">
            <text:p>4194304</text:p>
          </table:table-cell>
          <table:table-cell office:value-type="float" office:value="33554432" table:style-name="ce2">
            <text:p>33554432</text:p>
          </table:table-cell>
          <table:table-cell table:style-name="ce1"/>
          <table:table-cell office:value-type="string" table:style-name="ce3">
            <text:p>0.166957545</text:p>
          </table:table-cell>
          <table:table-cell office:value-type="string" table:style-name="ce3">
            <text:p>0.092822544</text:p>
          </table:table-cell>
          <table:table-cell table:number-columns-repeated="16379"/>
        </table:table-row>
        <table:table-row table:style-name="ro1">
          <table:table-cell office:value-type="float" office:value="8388608" table:style-name="ce4">
            <text:p>8388608</text:p>
          </table:table-cell>
          <table:table-cell office:value-type="float" office:value="67108864" table:style-name="ce4">
            <text:p>67108864</text:p>
          </table:table-cell>
          <table:table-cell table:style-name="ce1"/>
          <table:table-cell office:value-type="string" table:style-name="ce5">
            <text:p>0.351336533</text:p>
          </table:table-cell>
          <table:table-cell office:value-type="string" table:style-name="ce5">
            <text:p>0.183581949</text:p>
          </table:table-cell>
          <table:table-cell table:number-columns-repeated="16379"/>
        </table:table-row>
        <table:table-row table:style-name="ro1">
          <table:table-cell office:value-type="float" office:value="16777216" table:style-name="ce2">
            <text:p>16777216</text:p>
          </table:table-cell>
          <table:table-cell office:value-type="float" office:value="134217728" table:style-name="ce2">
            <text:p>134217728</text:p>
          </table:table-cell>
          <table:table-cell table:style-name="ce1"/>
          <table:table-cell office:value-type="string" table:style-name="ce3">
            <text:p>0.500814248</text:p>
          </table:table-cell>
          <table:table-cell office:value-type="string" table:style-name="ce3">
            <text:p>0.398017117</text:p>
          </table:table-cell>
          <table:table-cell table:number-columns-repeated="16379"/>
        </table:table-row>
        <table:table-row table:style-name="ro1">
          <table:table-cell office:value-type="float" office:value="33554432" table:style-name="ce4">
            <text:p>33554432</text:p>
          </table:table-cell>
          <table:table-cell office:value-type="float" office:value="268435456" table:style-name="ce5">
            <text:p>268435456</text:p>
          </table:table-cell>
          <table:table-cell table:style-name="ce1"/>
          <table:table-cell office:value-type="string" table:style-name="ce5">
            <text:p>1.041137960</text:p>
          </table:table-cell>
          <table:table-cell office:value-type="string" table:style-name="ce5">
            <text:p>1.029543313</text:p>
          </table:table-cell>
          <table:table-cell table:number-columns-repeated="16379"/>
        </table:table-row>
        <table:table-row table:style-name="ro1">
          <table:table-cell office:value-type="float" office:value="67108864" table:style-name="ce6">
            <text:p>67108864</text:p>
          </table:table-cell>
          <table:table-cell office:value-type="float" office:value="536870912" table:style-name="ce7">
            <text:p>536870912</text:p>
          </table:table-cell>
          <table:table-cell table:style-name="ce1"/>
          <table:table-cell office:value-type="string" table:style-name="ce7">
            <text:p>1.041782464</text:p>
          </table:table-cell>
          <table:table-cell office:value-type="string" table:style-name="ce7">
            <text:p>1.500932755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16384" table:style-name="ce8">
            <text:p>16384</text:p>
          </table:table-cell>
          <table:table-cell table:number-columns-repeated="16383" table:style-name="ce1"/>
        </table:table-row>
        <table:table-row table:style-name="ro1">
          <table:table-cell office:value-type="float" office:value="32768" table:style-name="ce9">
            <text:p>32768</text:p>
          </table:table-cell>
          <table:table-cell table:number-columns-repeated="16383" table:style-name="ce1"/>
        </table:table-row>
        <table:table-row table:style-name="ro1">
          <table:table-cell office:value-type="float" office:value="65536" table:style-name="ce8">
            <text:p>65536</text:p>
          </table:table-cell>
          <table:table-cell table:number-columns-repeated="16383" table:style-name="ce1"/>
        </table:table-row>
        <table:table-row table:style-name="ro1">
          <table:table-cell office:value-type="float" office:value="131072" table:style-name="ce9">
            <text:p>131072</text:p>
          </table:table-cell>
          <table:table-cell table:number-columns-repeated="16383" table:style-name="ce1"/>
        </table:table-row>
        <table:table-row table:style-name="ro1">
          <table:table-cell office:value-type="float" office:value="262144" table:style-name="ce8">
            <text:p>262144</text:p>
          </table:table-cell>
          <table:table-cell table:number-columns-repeated="16383" table:style-name="ce1"/>
        </table:table-row>
        <table:table-row table:style-name="ro1">
          <table:table-cell office:value-type="float" office:value="524288" table:style-name="ce9">
            <text:p>524288</text:p>
          </table:table-cell>
          <table:table-cell table:number-columns-repeated="16383" table:style-name="ce1"/>
        </table:table-row>
        <table:table-row table:style-name="ro1">
          <table:table-cell office:value-type="float" office:value="1048576" table:style-name="ce8">
            <text:p>1048576</text:p>
          </table:table-cell>
          <table:table-cell table:number-columns-repeated="16383" table:style-name="ce1"/>
        </table:table-row>
        <table:table-row table:style-name="ro1">
          <table:table-cell office:value-type="float" office:value="2097152" table:style-name="ce9">
            <text:p>2097152</text:p>
          </table:table-cell>
          <table:table-cell table:number-columns-repeated="16383" table:style-name="ce1"/>
        </table:table-row>
        <table:table-row table:style-name="ro1">
          <table:table-cell office:value-type="float" office:value="4194304" table:style-name="ce8">
            <text:p>4194304</text:p>
          </table:table-cell>
          <table:table-cell table:number-columns-repeated="16383" table:style-name="ce1"/>
        </table:table-row>
        <table:table-row table:style-name="ro1">
          <table:table-cell office:value-type="float" office:value="8388608" table:style-name="ce9">
            <text:p>8388608</text:p>
          </table:table-cell>
          <table:table-cell table:number-columns-repeated="16383" table:style-name="ce1"/>
        </table:table-row>
        <table:table-row table:style-name="ro1">
          <table:table-cell office:value-type="float" office:value="16777216" table:style-name="ce8">
            <text:p>16777216</text:p>
          </table:table-cell>
          <table:table-cell table:number-columns-repeated="16383" table:style-name="ce1"/>
        </table:table-row>
        <table:table-row table:style-name="ro1">
          <table:table-cell office:value-type="float" office:value="33554432" table:style-name="ce9">
            <text:p>33554432</text:p>
          </table:table-cell>
          <table:table-cell table:number-columns-repeated="16383" table:style-name="ce1"/>
        </table:table-row>
        <table:table-row table:style-name="ro1">
          <table:table-cell table:style-name="ce10"/>
          <table:table-cell table:number-columns-repeated="6" table:style-name="ce1"/>
          <table:table-cell table:style-name="ce1">
            <draw:frame draw:z-index="1" draw:id="id0" draw:style-name="a0" draw:name="Gráfico 4" svg:x="0.275in" svg:y="0.1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384" table:style-name="ce8">
            <text:p>16384</text:p>
          </table:table-cell>
          <table:table-cell office:value-type="float" office:value="6.2996999999999993E-5" table:style-name="ce11">
            <text:p>0,000062997</text:p>
          </table:table-cell>
          <table:table-cell office:value-type="float" office:value="6.5851000000000004E-5" table:style-name="ce11">
            <text:p>0,000065851</text:p>
          </table:table-cell>
          <table:table-cell office:value-type="float" office:value="3.9619399999999997E-3" table:style-name="ce11">
            <text:p>0,00396194</text:p>
          </table:table-cell>
          <table:table-cell table:number-columns-repeated="16380"/>
        </table:table-row>
        <table:table-row table:style-name="ro1">
          <table:table-cell office:value-type="float" office:value="32768" table:style-name="ce9">
            <text:p>32768</text:p>
          </table:table-cell>
          <table:table-cell office:value-type="float" office:value="1.2599399999999999E-4" table:style-name="ce12">
            <text:p>0,000125994</text:p>
          </table:table-cell>
          <table:table-cell office:value-type="float" office:value="1.2511600000000001E-4" table:style-name="ce12">
            <text:p>0,000125116</text:p>
          </table:table-cell>
          <table:table-cell office:value-type="float" office:value="1.158264E-3" table:style-name="ce12">
            <text:p>0,001158264</text:p>
          </table:table-cell>
          <table:table-cell table:number-columns-repeated="16380"/>
        </table:table-row>
        <table:table-row table:style-name="ro1">
          <table:table-cell office:value-type="float" office:value="65536" table:style-name="ce8">
            <text:p>65536</text:p>
          </table:table-cell>
          <table:table-cell office:value-type="float" office:value="2.3938900000000001E-4" table:style-name="ce11">
            <text:p>0,000239389</text:p>
          </table:table-cell>
          <table:table-cell office:value-type="float" office:value="2.3772100000000001E-4" table:style-name="ce11">
            <text:p>0,000237721</text:p>
          </table:table-cell>
          <table:table-cell office:value-type="float" office:value="1.6852200000000001E-3" table:style-name="ce11">
            <text:p>0,00168522</text:p>
          </table:table-cell>
          <table:table-cell table:number-columns-repeated="16380"/>
        </table:table-row>
        <table:table-row table:style-name="ro1">
          <table:table-cell office:value-type="float" office:value="131072" table:style-name="ce9">
            <text:p>131072</text:p>
          </table:table-cell>
          <table:table-cell office:value-type="float" office:value="5.0271699999999996E-4" table:style-name="ce12">
            <text:p>0,000502717</text:p>
          </table:table-cell>
          <table:table-cell office:value-type="float" office:value="4.5166999999999999E-4" table:style-name="ce12">
            <text:p>0,00045167</text:p>
          </table:table-cell>
          <table:table-cell office:value-type="float" office:value="4.4133189999999997E-3" table:style-name="ce12">
            <text:p>0,004413319</text:p>
          </table:table-cell>
          <table:table-cell table:number-columns-repeated="16380"/>
        </table:table-row>
        <table:table-row table:style-name="ro1">
          <table:table-cell office:value-type="float" office:value="262144" table:style-name="ce8">
            <text:p>262144</text:p>
          </table:table-cell>
          <table:table-cell office:value-type="float" office:value="9.5516199999999996E-4" table:style-name="ce11">
            <text:p>0,000955162</text:p>
          </table:table-cell>
          <table:table-cell office:value-type="float" office:value="8.5817300000000005E-4" table:style-name="ce11">
            <text:p>0,000858173</text:p>
          </table:table-cell>
          <table:table-cell office:value-type="float" office:value="1.8752199999999999E-3" table:style-name="ce11">
            <text:p>0,00187522</text:p>
          </table:table-cell>
          <table:table-cell table:number-columns-repeated="16380"/>
        </table:table-row>
        <table:table-row table:style-name="ro1">
          <table:table-cell office:value-type="float" office:value="524288" table:style-name="ce9">
            <text:p>524288</text:p>
          </table:table-cell>
          <table:table-cell office:value-type="float" office:value="2.005841E-3" table:style-name="ce12">
            <text:p>0,002005841</text:p>
          </table:table-cell>
          <table:table-cell office:value-type="float" office:value="1.6305289999999999E-3" table:style-name="ce12">
            <text:p>0,001630529</text:p>
          </table:table-cell>
          <table:table-cell office:value-type="float" office:value="4.2133190000000001E-3" table:style-name="ce12">
            <text:p>0,004213319</text:p>
          </table:table-cell>
          <table:table-cell table:number-columns-repeated="16380"/>
        </table:table-row>
        <table:table-row table:style-name="ro1">
          <table:table-cell office:value-type="float" office:value="1048576" table:style-name="ce8">
            <text:p>1048576</text:p>
          </table:table-cell>
          <table:table-cell office:value-type="float" office:value="4.2122660000000001E-3" table:style-name="ce11">
            <text:p>0,004212266</text:p>
          </table:table-cell>
          <table:table-cell office:value-type="float" office:value="3.098005E-3" table:style-name="ce11">
            <text:p>0,003098005</text:p>
          </table:table-cell>
          <table:table-cell office:value-type="float" office:value="8.5511800000000002E-3" table:style-name="ce11">
            <text:p>0,00855118</text:p>
          </table:table-cell>
          <table:table-cell table:number-columns-repeated="16380"/>
        </table:table-row>
        <table:table-row table:style-name="ro1">
          <table:table-cell office:value-type="float" office:value="2097152" table:style-name="ce9">
            <text:p>2097152</text:p>
          </table:table-cell>
          <table:table-cell office:value-type="float" office:value="8.8457580000000004E-3" table:style-name="ce12">
            <text:p>0,008845758</text:p>
          </table:table-cell>
          <table:table-cell office:value-type="float" office:value="5.8862089999999999E-3" table:style-name="ce12">
            <text:p>0,005886209</text:p>
          </table:table-cell>
          <table:table-cell office:value-type="float" office:value="1.3721301999999999E-2" table:style-name="ce12">
            <text:p>0,013721302</text:p>
          </table:table-cell>
          <table:table-cell table:number-columns-repeated="16380"/>
        </table:table-row>
        <table:table-row table:style-name="ro1">
          <table:table-cell office:value-type="float" office:value="4194304" table:style-name="ce8">
            <text:p>4194304</text:p>
          </table:table-cell>
          <table:table-cell office:value-type="float" office:value="1.8576090999999999E-2" table:style-name="ce11">
            <text:p>0,018576091</text:p>
          </table:table-cell>
          <table:table-cell office:value-type="float" office:value="1.1183798E-2" table:style-name="ce11">
            <text:p>0,011183798</text:p>
          </table:table-cell>
          <table:table-cell office:value-type="float" office:value="2.0430588E-2" table:style-name="ce11">
            <text:p>0,020430588</text:p>
          </table:table-cell>
          <table:table-cell table:number-columns-repeated="16380"/>
        </table:table-row>
        <table:table-row table:style-name="ro1">
          <table:table-cell office:value-type="float" office:value="8388608" table:style-name="ce9">
            <text:p>8388608</text:p>
          </table:table-cell>
          <table:table-cell office:value-type="float" office:value="3.9009792000000001E-2" table:style-name="ce12">
            <text:p>0,039009792</text:p>
          </table:table-cell>
          <table:table-cell office:value-type="float" office:value="2.1249216099999999E-2" table:style-name="ce12">
            <text:p>0,021249216</text:p>
          </table:table-cell>
          <table:table-cell office:value-type="float" office:value="5.2896519000000003E-2" table:style-name="ce12">
            <text:p>0,052896519</text:p>
          </table:table-cell>
          <table:table-cell table:number-columns-repeated="16380"/>
        </table:table-row>
        <table:table-row table:style-name="ro1">
          <table:table-cell office:value-type="float" office:value="16777216" table:style-name="ce8">
            <text:p>16777216</text:p>
          </table:table-cell>
          <table:table-cell office:value-type="float" office:value="8.1145257999999998E-2" table:style-name="ce11">
            <text:p>0,081145258</text:p>
          </table:table-cell>
          <table:table-cell office:value-type="float" office:value="4.0373511000000001E-2" table:style-name="ce11">
            <text:p>0,040373511</text:p>
          </table:table-cell>
          <table:table-cell office:value-type="float" office:value="8.1039414000000004E-2" table:style-name="ce11">
            <text:p>0,081039414</text:p>
          </table:table-cell>
          <table:table-cell table:number-columns-repeated="16380"/>
        </table:table-row>
        <table:table-row table:style-name="ro1">
          <table:table-cell office:value-type="float" office:value="33554432" table:style-name="ce9">
            <text:p>33554432</text:p>
          </table:table-cell>
          <table:table-cell office:value-type="float" office:value="0.16049171600000001" table:style-name="ce12">
            <text:p>0,160491716</text:p>
          </table:table-cell>
          <table:table-cell office:value-type="float" office:value="7.6709670999999993E-2" table:style-name="ce12">
            <text:p>0,076709671</text:p>
          </table:table-cell>
          <table:table-cell office:value-type="float" office:value="0.15902291700000001" table:style-name="ce12">
            <text:p>0,159022917</text:p>
          </table:table-cell>
          <table:table-cell table:number-columns-repeated="16380"/>
        </table:table-row>
        <table:table-row table:style-name="ro1">
          <table:table-cell office:value-type="float" office:value="67108864" table:style-name="ce10">
            <text:p>67108864</text:p>
          </table:table-cell>
          <table:table-cell office:value-type="float" office:value="0.32078343199999998" table:style-name="ce13">
            <text:p>0,320783432</text:p>
          </table:table-cell>
          <table:table-cell office:value-type="float" office:value="0.14574837500000001" table:style-name="ce13">
            <text:p>0,145748375</text:p>
          </table:table-cell>
          <table:table-cell office:value-type="float" office:value="0.358664011" table:style-name="ce13">
            <text:p>0,35866401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" draw:style-name="a1" draw:name="Gráfico 2" svg:x="0.6in" svg:y="0.15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384" table:style-name="ce14">
            <text:p>16384</text:p>
          </table:table-cell>
          <table:table-cell office:value-type="float" office:value="1.34111E-3" table:style-name="ce1">
            <text:p>0,00134111</text:p>
          </table:table-cell>
          <table:table-cell office:value-type="float" office:value="1.27799E-4" table:style-name="ce1">
            <text:p>0,000127799</text:p>
          </table:table-cell>
          <table:table-cell office:value-type="float" office:value="1.31175E-4" table:style-name="ce1">
            <text:p>0,000131175</text:p>
          </table:table-cell>
          <table:table-cell table:number-columns-repeated="16380"/>
        </table:table-row>
        <table:table-row table:style-name="ro1">
          <table:table-cell office:value-type="float" office:value="32768" table:style-name="ce9">
            <text:p>32768</text:p>
          </table:table-cell>
          <table:table-cell office:value-type="float" office:value="2.5112499999999999E-4" table:style-name="ce1">
            <text:p>0,000251125</text:p>
          </table:table-cell>
          <table:table-cell office:value-type="float" office:value="2.5457099999999999E-4" table:style-name="ce1">
            <text:p>0,000254571</text:p>
          </table:table-cell>
          <table:table-cell office:value-type="float" office:value="2.6231900000000001E-4" table:style-name="ce1">
            <text:p>0,000262319</text:p>
          </table:table-cell>
          <table:table-cell table:number-columns-repeated="16380"/>
        </table:table-row>
        <table:table-row table:style-name="ro1">
          <table:table-cell office:value-type="float" office:value="65536" table:style-name="ce2">
            <text:p>65536</text:p>
          </table:table-cell>
          <table:table-cell office:value-type="float" office:value="5.0536600000000004E-4" table:style-name="ce1">
            <text:p>0,000505366</text:p>
          </table:table-cell>
          <table:table-cell office:value-type="float" office:value="5.1231900000000001E-4" table:style-name="ce1">
            <text:p>0,000512319</text:p>
          </table:table-cell>
          <table:table-cell office:value-type="float" office:value="5.2440099999999997E-4" table:style-name="ce1">
            <text:p>0,000524401</text:p>
          </table:table-cell>
          <table:table-cell table:number-columns-repeated="16380"/>
        </table:table-row>
        <table:table-row table:style-name="ro1">
          <table:table-cell office:value-type="float" office:value="131072" table:style-name="ce4">
            <text:p>131072</text:p>
          </table:table-cell>
          <table:table-cell office:value-type="float" office:value="1.1088809999999999E-3" table:style-name="ce1">
            <text:p>0,001108881</text:p>
          </table:table-cell>
          <table:table-cell office:value-type="float" office:value="1.919327E-3" table:style-name="ce1">
            <text:p>0,001919327</text:p>
          </table:table-cell>
          <table:table-cell office:value-type="float" office:value="1.058341E-3" table:style-name="ce1">
            <text:p>0,001058341</text:p>
          </table:table-cell>
          <table:table-cell table:number-columns-repeated="16380"/>
        </table:table-row>
        <table:table-row table:style-name="ro1">
          <table:table-cell office:value-type="float" office:value="262144" table:style-name="ce2">
            <text:p>262144</text:p>
          </table:table-cell>
          <table:table-cell office:value-type="float" office:value="2.418824E-3" table:style-name="ce1">
            <text:p>0,002418824</text:p>
          </table:table-cell>
          <table:table-cell office:value-type="float" office:value="1.942781E-3" table:style-name="ce1">
            <text:p>0,001942781</text:p>
          </table:table-cell>
          <table:table-cell office:value-type="float" office:value="2.0988090000000001E-3" table:style-name="ce1">
            <text:p>0,002098809</text:p>
          </table:table-cell>
          <table:table-cell table:number-columns-repeated="16380"/>
        </table:table-row>
        <table:table-row table:style-name="ro1">
          <table:table-cell office:value-type="float" office:value="524288" table:style-name="ce4">
            <text:p>524288</text:p>
          </table:table-cell>
          <table:table-cell office:value-type="float" office:value="5.0359910000000001E-3" table:style-name="ce1">
            <text:p>0,005035991</text:p>
          </table:table-cell>
          <table:table-cell office:value-type="float" office:value="4.0895539999999996E-3" table:style-name="ce1">
            <text:p>0,004089554</text:p>
          </table:table-cell>
          <table:table-cell office:value-type="float" office:value="4.1976069999999999E-3" table:style-name="ce1">
            <text:p>0,004197607</text:p>
          </table:table-cell>
          <table:table-cell table:number-columns-repeated="16380"/>
        </table:table-row>
        <table:table-row table:style-name="ro1">
          <table:table-cell office:value-type="float" office:value="1048576" table:style-name="ce2">
            <text:p>1048576</text:p>
          </table:table-cell>
          <table:table-cell office:value-type="float" office:value="1.2098101E-2" table:style-name="ce1">
            <text:p>0,012098101</text:p>
          </table:table-cell>
          <table:table-cell office:value-type="float" office:value="8.1790999999999999E-3" table:style-name="ce1">
            <text:p>0,0081791</text:p>
          </table:table-cell>
          <table:table-cell office:value-type="float" office:value="8.4437100000000001E-3" table:style-name="ce1">
            <text:p>0,00844371</text:p>
          </table:table-cell>
          <table:table-cell table:number-columns-repeated="16380"/>
        </table:table-row>
        <table:table-row table:style-name="ro1">
          <table:table-cell office:value-type="float" office:value="2097152" table:style-name="ce4">
            <text:p>2097152</text:p>
          </table:table-cell>
          <table:table-cell office:value-type="float" office:value="2.7166221000000001E-2" table:style-name="ce1">
            <text:p>0,027166221</text:p>
          </table:table-cell>
          <table:table-cell office:value-type="float" office:value="1.6358219E-2" table:style-name="ce1">
            <text:p>0,016358219</text:p>
          </table:table-cell>
          <table:table-cell office:value-type="float" office:value="1.4899166E-2" table:style-name="ce1">
            <text:p>0,014899166</text:p>
          </table:table-cell>
          <table:table-cell table:number-columns-repeated="16380"/>
        </table:table-row>
        <table:table-row table:style-name="ro1">
          <table:table-cell office:value-type="float" office:value="4194304" table:style-name="ce2">
            <text:p>4194304</text:p>
          </table:table-cell>
          <table:table-cell office:value-type="float" office:value="5.092621E-2" table:style-name="ce1">
            <text:p>0,05092621</text:p>
          </table:table-cell>
          <table:table-cell office:value-type="float" office:value="3.2716430999999997E-2" table:style-name="ce1">
            <text:p>0,032716431</text:p>
          </table:table-cell>
          <table:table-cell office:value-type="float" office:value="2.9798326E-2" table:style-name="ce1">
            <text:p>0,029798326</text:p>
          </table:table-cell>
          <table:table-cell table:number-columns-repeated="16380"/>
        </table:table-row>
        <table:table-row table:style-name="ro1">
          <table:table-cell office:value-type="float" office:value="8388608" table:style-name="ce4">
            <text:p>8388608</text:p>
          </table:table-cell>
          <table:table-cell office:value-type="float" office:value="0.113127991" table:style-name="ce1">
            <text:p>0,113127991</text:p>
          </table:table-cell>
          <table:table-cell office:value-type="float" office:value="6.5432862999999994E-2" table:style-name="ce1">
            <text:p>0,065432863</text:p>
          </table:table-cell>
          <table:table-cell office:value-type="float" office:value="6.1594821000000001E-2" table:style-name="ce1">
            <text:p>0,061594821</text:p>
          </table:table-cell>
          <table:table-cell table:number-columns-repeated="16380"/>
        </table:table-row>
        <table:table-row table:style-name="ro1">
          <table:table-cell office:value-type="float" office:value="16777216" table:style-name="ce2">
            <text:p>16777216</text:p>
          </table:table-cell>
          <table:table-cell office:value-type="float" office:value="0.22593566100000001" table:style-name="ce1">
            <text:p>0,225935661</text:p>
          </table:table-cell>
          <table:table-cell office:value-type="float" office:value="0.13086572499999999" table:style-name="ce1">
            <text:p>0,130865725</text:p>
          </table:table-cell>
          <table:table-cell office:value-type="float" office:value="0.118203213" table:style-name="ce1">
            <text:p>0,118203213</text:p>
          </table:table-cell>
          <table:table-cell table:number-columns-repeated="16380"/>
        </table:table-row>
        <table:table-row table:style-name="ro1">
          <table:table-cell office:value-type="float" office:value="33554432" table:style-name="ce4">
            <text:p>33554432</text:p>
          </table:table-cell>
          <table:table-cell office:value-type="float" office:value="0.45292144299999998" table:style-name="ce1">
            <text:p>0,452921443</text:p>
          </table:table-cell>
          <table:table-cell office:value-type="float" office:value="0.261731451" table:style-name="ce1">
            <text:p>0,261731451</text:p>
          </table:table-cell>
          <table:table-cell office:value-type="float" office:value="0.238385605" table:style-name="ce1">
            <text:p>0,238385605</text:p>
          </table:table-cell>
          <table:table-cell table:number-columns-repeated="16380"/>
        </table:table-row>
        <table:table-row table:style-name="ro1">
          <table:table-cell office:value-type="float" office:value="67108864" table:style-name="ce6">
            <text:p>67108864</text:p>
          </table:table-cell>
          <table:table-cell office:value-type="float" office:value="0.89672910100000003" table:style-name="ce1">
            <text:p>0,896729101</text:p>
          </table:table-cell>
          <table:table-cell office:value-type="float" office:value="0.52346290100000004" table:style-name="ce1">
            <text:p>0,523462901</text:p>
          </table:table-cell>
          <table:table-cell office:value-type="float" office:value="0.47677321" table:style-name="ce1">
            <text:p>0,47677321</text:p>
          </table:table-cell>
          <table:table-cell table:number-columns-repeated="16380"/>
        </table:table-row>
        <table:table-row table:number-rows-repeated="1048516" table:style-name="ro1">
          <table:table-cell table:number-columns-repeated="16384"/>
        </table:table-row>
      </table:table>
      <table:named-expressions>
        <table:named-range table:name="N" table:cell-range-address="Sheet1.$A$1:Sheet1.$A$104857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erif1" svg:font-family="&quot;Liberation Serif1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rosoft</dc:creator>
    <meta:creation-date>2017-03-07T19:49:29Z</meta:creation-date>
    <dc:date>2017-03-29T15:04:26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0:.$A$42"/>
          </chart:axis>
          <chart:series chart:values-cell-range-address="Sheet1.$D$30:.$D$42" chart:class="chart:line" chart:attached-axis="primary-y" chart:style-name="G0S0">
            <chart:data-point chart:repeated="13"/>
          </chart:series>
          <chart:series chart:values-cell-range-address="Sheet1.$C$30:.$C$42" chart:class="chart:line" chart:attached-axis="primary-y" chart:style-name="G0S1">
            <chart:data-point chart:repeated="13"/>
          </chart:series>
          <chart:series chart:values-cell-range-address="Sheet1.$B$30:.$B$42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48:.$A$6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48:.$B$60" chart:class="chart:line" chart:attached-axis="primary-y" chart:style-name="G0S0">
            <chart:data-point chart:repeated="13"/>
          </chart:series>
          <chart:series chart:values-cell-range-address="Sheet1.$C$48:.$C$60" chart:class="chart:line" chart:attached-axis="primary-y" chart:style-name="G0S1">
            <chart:data-point chart:repeated="13"/>
          </chart:series>
          <chart:series chart:values-cell-range-address="Sheet1.$D$48:.$D$60" chart:class="chart:line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